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04040" style:font-name="Consolas" fo:font-size="9pt" fo:letter-spacing="normal" fo:font-style="normal" style:text-underline-style="none" fo:font-weight="normal" officeooo:rsid="000ed949" officeooo:paragraph-rsid="000ed949" style:font-weight-asian="normal" style:font-weight-complex="normal"/>
    </style:style>
    <style:style style:name="P2" style:family="paragraph" style:parent-style-name="Preformatted_20_Text">
      <style:text-properties fo:font-variant="normal" fo:text-transform="none" fo:color="#404040" style:font-name="Consolas" fo:font-size="9pt" fo:letter-spacing="normal" fo:font-style="normal" fo:font-weight="normal" officeooo:paragraph-rsid="000ed949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404040" style:font-name="Consolas" fo:font-size="9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404040" style:font-name="Consolas" fo:font-size="9pt" fo:letter-spacing="normal" fo:font-style="normal" fo:font-weight="normal" officeooo:paragraph-rsid="000ed949"/>
    </style:style>
    <style:style style:name="P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variant="normal" fo:text-transform="none" fo:color="#404040" fo:letter-spacing="normal" officeooo:paragraph-rsid="000ed949"/>
    </style:style>
    <style:style style:name="P6" style:family="paragraph" style:parent-style-name="Preformatted_20_Text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404040" style:font-name="Consolas" fo:font-size="9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404040" style:font-name="Consolas" fo:font-size="9pt" fo:letter-spacing="normal" fo:font-style="normal" fo:font-weight="normal" officeooo:paragraph-rsid="000ed949"/>
    </style:style>
    <style:style style:name="P8" style:family="paragraph" style:parent-style-name="Preformatted_20_Text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404040" fo:letter-spacing="normal" officeooo:paragraph-rsid="000ed949"/>
    </style:style>
    <style:style style:name="P9" style:family="paragraph" style:parent-style-name="Preformatted_20_Text">
      <style:paragraph-properties fo:margin-top="0cm" fo:margin-bottom="0cm" loext:contextual-spacing="false" fo:line-height="150%" fo:orphans="2" fo:widows="2" fo:padding="0cm" fo:border="none"/>
      <style:text-properties officeooo:paragraph-rsid="000ed949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d949" officeooo:paragraph-rsid="000ed949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0ed949" officeooo:paragraph-rsid="000ed949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0ed949" officeooo:paragraph-rsid="000ed949" style:font-weight-asian="normal" style:font-weight-complex="normal"/>
    </style:style>
    <style:style style:name="P13" style:family="paragraph" style:parent-style-name="Text_20_body">
      <style:text-properties officeooo:paragraph-rsid="000ed949"/>
    </style:style>
    <style:style style:name="P14" style:family="paragraph" style:parent-style-name="Text_20_body">
      <style:text-properties officeooo:rsid="000ed949" officeooo:paragraph-rsid="000ed949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0ed949" officeooo:paragraph-rsid="000ed949" style:font-weight-asian="bold" style:font-weight-complex="bold"/>
    </style:style>
    <style:style style:name="T1" style:family="text">
      <style:text-properties officeooo:rsid="000ed949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7" style:family="text">
      <style:text-properties fo:font-variant="normal" fo:text-transform="none" fo:color="#404040" style:font-name="Consolas" fo:font-size="9pt" fo:letter-spacing="normal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404040" style:font-name="Consolas" fo:font-size="9pt" fo:letter-spacing="normal" fo:font-style="normal" fo:font-weight="bold"/>
    </style:style>
    <style:style style:name="T9" style:family="text">
      <style:text-properties fo:font-variant="normal" fo:text-transform="none" fo:color="#0086b3" style:font-name="Consolas" fo:font-size="9pt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11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12" style:family="text">
      <style:text-properties fo:font-variant="normal" fo:text-transform="none" fo:color="#dd1144" style:font-name="Consolas" fo:font-size="9pt" fo:letter-spacing="normal" fo:font-style="normal" fo:font-weight="normal"/>
    </style:style>
    <style:style style:name="T13" style:family="text">
      <style:text-properties fo:color="#0086b3"/>
    </style:style>
    <style:style style:name="T14" style:family="text">
      <style:text-properties fo:color="#333333"/>
    </style:style>
    <style:style style:name="T15" style:family="text">
      <style:text-properties fo:color="#333333" fo:font-weight="bold"/>
    </style:style>
    <style:style style:name="T16" style:family="text">
      <style:text-properties fo:color="#333333" style:font-name="Consolas" fo:font-size="9pt" fo:font-style="normal" fo:font-weight="normal"/>
    </style:style>
    <style:style style:name="T17" style:family="text">
      <style:text-properties fo:color="#333333" style:font-name="Consolas" fo:font-size="9pt" fo:font-style="normal" fo:font-weight="bold"/>
    </style:style>
    <style:style style:name="T18" style:family="text">
      <style:text-properties fo:color="#555555"/>
    </style:style>
    <style:style style:name="T19" style:family="text">
      <style:text-properties fo:color="#009999" style:font-name="Consolas" fo:font-size="9pt" fo:font-style="normal" fo:font-weight="normal"/>
    </style:style>
    <style:style style:name="T20" style:family="text">
      <style:text-properties style:font-name="Consolas" fo:font-size="9pt" fo:font-style="normal" fo:font-weight="bold"/>
    </style:style>
    <style:style style:name="T21" style:family="text">
      <style:text-properties style:font-name="Consolas" fo:font-size="9pt" fo:font-style="normal" fo:font-weight="normal"/>
    </style:style>
    <style:style style:name="T22" style:family="text">
      <style:text-properties fo:color="#dd1144"/>
    </style:style>
    <style:style style:name="T23" style:family="text">
      <style:text-properties fo:color="#dd1144" style:font-name="Consolas" fo:font-size="9pt" fo:font-style="normal" fo:font-weight="normal"/>
    </style:style>
    <style:style style:name="T24" style:family="text">
      <style:text-properties fo:color="#dd1144" officeooo:rsid="000121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arting an interop server</text:p>
      <text:p text:style-name="P11">cd interop</text:p>
      <text:p text:style-name="P1">sudo docker stop interop-server</text:p>
      <text:p text:style-name="Text_20_body"><text:line-break/><text:span text:style-name="T7">sudo docker start interop-server</text:span></text:p>
      <text:p text:style-name="Text_20_body"><text:line-break/><text:span text:style-name="T7">sudo docker </text:span><text:span text:style-name="T9">exec</text:span><text:span text:style-name="T7"> -it interop-server bash</text:span></text:p>
      <text:p text:style-name="Text_20_body"><text:line-break/><text:span text:style-name="T1">#inside the bash container</text:span></text:p>
      <text:p text:style-name="P3"><text:span text:style-name="T13">cd</text:span> /interop/server</text:p>
      <text:p text:style-name="P6">python manage.py dumpdata</text:p>
      <text:p text:style-name="P14">exit</text:p>
      <text:p text:style-name="P14">#exits bash container</text:p>
      <text:p text:style-name="P15">Sample python script to upload target specs</text:p>
      <text:p text:style-name="P12">#change the directory to client</text:p>
      <text:p text:style-name="P4"><text:span text:style-name="T15">import</text:span><text:span text:style-name="T14"> </text:span><text:span text:style-name="T18">interop</text:span></text:p>
      <text:p text:style-name="P13"><text:line-break/><text:span text:style-name="T10">client </text:span><text:span text:style-name="T11">=</text:span><text:span text:style-name="T10"> interop</text:span><text:span text:style-name="T11">.</text:span><text:span text:style-name="T10">Client(url</text:span><text:span text:style-name="T11">=</text:span><text:span text:style-name="T12">'http://127.0.0.1:8000'</text:span><text:span text:style-name="T10">,username</text:span><text:span text:style-name="T8">=</text:span><text:span text:style-name="T12">'testuser'</text:span><text:span text:style-name="T6">,</text:span><text:span text:style-name="T10">password</text:span><text:span text:style-name="T8">=</text:span><text:span text:style-name="T12">'testpass'</text:span><text:span text:style-name="T6">)</text:span></text:p>
      <text:p text:style-name="P2"><text:span text:style-name="T14">missions </text:span><text:span text:style-name="T15">=</text:span><text:span text:style-name="T14"> client</text:span><text:span text:style-name="T15">.</text:span><text:span text:style-name="T14">get_missions()</text:span></text:p>
      <text:p text:style-name="P7"><text:span text:style-name="T2">print</text:span> <text:span text:style-name="T14">missions</text:span></text:p>
      <text:p text:style-name="P9"/>
      <text:p text:style-name="P7"><text:span text:style-name="T14">stationary_obstacles</text:span>, <text:span text:style-name="T14">moving_obstacles</text:span> <text:span text:style-name="T2">=</text:span> <text:span text:style-name="T14">client</text:span><text:span text:style-name="T2">.</text:span><text:span text:style-name="T14">get_obstacles</text:span>()</text:p>
      <text:p text:style-name="P7"><text:span text:style-name="T2">print</text:span> <text:span text:style-name="T14">stationary_obstacles</text:span>, <text:span text:style-name="T14">moving_obstacles</text:span></text:p>
      <text:p text:style-name="P5"><text:span text:style-name="T16">telemetry </text:span><text:span text:style-name="T17">=</text:span><text:span text:style-name="T16"> interop</text:span><text:span text:style-name="T17">.</text:span><text:span text:style-name="T16">Telemetry(latitude</text:span><text:span text:style-name="T17">=</text:span><text:span text:style-name="T19">38.145215</text:span><text:span text:style-name="T16">,longitude</text:span><text:span text:style-name="T20">=-</text:span><text:span text:style-name="T19">76.427942</text:span><text:span text:style-name="T21">,</text:span><text:span text:style-name="T16">altitude_msl</text:span><text:span text:style-name="T20">=</text:span><text:span text:style-name="T19">50</text:span><text:span text:style-name="T21">,</text:span> <text:s/><text:span text:style-name="T16">uas_heading</text:span><text:span text:style-name="T20">=</text:span><text:span text:style-name="T19">90</text:span><text:span text:style-name="T21">)</text:span> <text:s text:c="37"/></text:p>
      <text:p text:style-name="P7"><text:span text:style-name="T14">client</text:span><text:span text:style-name="T2">.</text:span><text:span text:style-name="T14">post_telemetry</text:span>(<text:span text:style-name="T14">telemetry</text:span>)</text:p>
      <text:p text:style-name="P4"><text:span text:style-name="T14">target</text:span> <text:span text:style-name="T2">=</text:span> <text:span text:style-name="T14">interop</text:span><text:span text:style-name="T2">.</text:span><text:span text:style-name="T14">Target</text:span>(<text:span text:style-name="T13">type</text:span><text:span text:style-name="T2">=</text:span><text:span text:style-name="T22">'standard'</text:span>,</text:p>
      <text:p text:style-name="P8"><text:s text:c="24"/><text:span text:style-name="T16">latitude</text:span><text:span text:style-name="T20">=</text:span><text:span text:style-name="T19">38.145215</text:span><text:span text:style-name="T21">,</text:span></text:p>
      <text:p text:style-name="P8"><text:s text:c="24"/><text:span text:style-name="T16">longitude</text:span><text:span text:style-name="T20">=-</text:span><text:span text:style-name="T19">76.427942</text:span><text:span text:style-name="T21">,</text:span></text:p>
      <text:p text:style-name="P8"><text:s text:c="24"/><text:span text:style-name="T16">orientation</text:span><text:span text:style-name="T20">=</text:span><text:span text:style-name="T23">'n'</text:span><text:span text:style-name="T21">,</text:span></text:p>
      <text:p text:style-name="P8"><text:s text:c="24"/><text:span text:style-name="T16">shape</text:span><text:span text:style-name="T20">=</text:span><text:span text:style-name="T23">'square'</text:span><text:span text:style-name="T21">,</text:span></text:p>
      <text:p text:style-name="P8"><text:s text:c="24"/><text:span text:style-name="T16">background_color</text:span><text:span text:style-name="T20">=</text:span><text:span text:style-name="T23">'green'</text:span><text:span text:style-name="T21">,</text:span></text:p>
      <text:p text:style-name="P8"><text:s text:c="24"/><text:span text:style-name="T16">alphanumeric</text:span><text:span text:style-name="T20">=</text:span><text:span text:style-name="T23">'A'</text:span><text:span text:style-name="T21">,</text:span></text:p>
      <text:p text:style-name="P8"><text:s text:c="24"/><text:span text:style-name="T16">alphanumeric_color</text:span><text:span text:style-name="T20">=</text:span><text:span text:style-name="T23">'white'</text:span><text:span text:style-name="T21">)</text:span></text:p>
      <text:p text:style-name="P7"><text:span text:style-name="T14">target</text:span> <text:span text:style-name="T2">=</text:span> <text:span text:style-name="T14">client</text:span><text:span text:style-name="T2">.</text:span><text:span text:style-name="T14">post_target</text:span>(<text:span text:style-name="T14">target</text:span>)</text:p>
      <text:p text:style-name="P9"/>
      <text:p text:style-name="P7"><text:span text:style-name="T2">with</text:span> <text:span text:style-name="T13">open</text:span>(<text:span text:style-name="T22">'/</text:span><text:span text:style-name="T24">home/aytida/interop/client/tools/testdata/A.</text:span><text:span text:style-name="T22">jpg'</text:span>, <text:span text:style-name="T22">'rb'</text:span>) <text:span text:style-name="T2">as</text:span> <text:span text:style-name="T14">f</text:span>:</text:p>
      <text:p text:style-name="P8"><text:s text:c="4"/><text:span text:style-name="T16">image_data</text:span><text:span text:style-name="T21"> </text:span><text:span text:style-name="T20">=</text:span><text:span text:style-name="T21"> </text:span><text:span text:style-name="T16">f</text:span><text:span text:style-name="T20">.</text:span><text:span text:style-name="T16">read</text:span><text:span text:style-name="T21">()</text:span></text:p>
      <text:p text:style-name="P8"><text:s text:c="4"/><text:span text:style-name="T16">client</text:span><text:span text:style-name="T20">.</text:span><text:span text:style-name="T16">put_target_image</text:span><text:span text:style-name="T21">(</text:span><text:span text:style-name="T16">target</text:span><text:span text:style-name="T20">.</text:span><text:span text:style-name="T16">id</text:span><text:span text:style-name="T21">, </text:span><text:span text:style-name="T16">image_data</text:span><text:span text:style-name="T21">)</text:span></text:p>
      <text:p text:style-name="P10"><text:span text:style-name="T5"/></text:p>
      <text:p text:style-name="P14"/>
      <text:p text:style-name="Text_20_body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6:33:42.469010593</meta:creation-date>
    <dc:date>2016-10-26T16:40:21.710105522</dc:date>
    <meta:editing-duration>PT6M44S</meta:editing-duration>
    <meta:editing-cycles>1</meta:editing-cycles>
    <meta:document-statistic meta:table-count="0" meta:image-count="0" meta:object-count="0" meta:page-count="2" meta:paragraph-count="32" meta:word-count="90" meta:character-count="1274" meta:non-whitespace-character-count="997"/>
    <meta:generator>LibreOffice/5.1.4.2$Linux_X86_64 LibreOffice_project/10m0$Build-2</meta:generator>
  </office:meta>
</office:document-meta>
</file>